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fo:padding="0.049cm" fo:border="0.06pt solid #d9d9e3"/>
    </style:style>
    <style:style style:name="P2" style:family="paragraph" style:parent-style-name="Preformatted_20_Text">
      <style:paragraph-properties fo:padding="0.049cm" fo:border="0.06pt solid #d9d9e3"/>
    </style:style>
    <style:style style:name="P3" style:family="paragraph" style:parent-style-name="Preformatted_20_Text">
      <style:paragraph-properties fo:padding="0.049cm" fo:border="0.06pt solid #d9d9e3"/>
      <style:text-properties loext:padding="0.049cm" loext:border="0.06pt solid #d9d9e3"/>
    </style:style>
    <style:style style:name="P4" style:family="paragraph" style:parent-style-name="Standard">
      <style:paragraph-properties fo:margin-left="0cm" fo:margin-right="0cm" fo:orphans="2" fo:widows="2" fo:text-indent="0cm" style:auto-text-indent="false"/>
      <style:text-properties fo:font-variant="normal" fo:text-transform="none" fo:color="#374151" style:font-name="S hne" fo:font-size="12pt" fo:letter-spacing="normal" fo:font-style="normal" fo:font-weight="normal"/>
    </style:style>
    <style:style style:name="P5" style:family="paragraph" style:parent-style-name="Standard">
      <style:paragraph-properties fo:margin-left="0cm" fo:margin-right="0cm" fo:orphans="2" fo:widows="2" fo:text-indent="0cm" style:auto-text-indent="false"/>
      <style:text-properties fo:font-variant="normal" fo:text-transform="none" fo:color="#374151" style:font-name="S hne" fo:font-size="12pt" fo:letter-spacing="normal" fo:font-style="normal" fo:font-weight="normal" officeooo:rsid="001060b0"/>
    </style:style>
    <style:style style:name="P6" style:family="paragraph" style:parent-style-name="Text_20_body">
      <style:paragraph-properties fo:padding="0.049cm" fo:border="0.06pt solid #d9d9e3"/>
    </style:style>
    <style:style style:name="P7" style:family="paragraph" style:parent-style-name="Text_20_body" style:list-style-name="L1">
      <style:paragraph-properties fo:padding="0.049cm" fo:border="0.06pt solid #d9d9e3"/>
    </style:style>
    <style:style style:name="P8" style:family="paragraph" style:parent-style-name="Text_20_body" style:list-style-name="L2">
      <style:paragraph-properties fo:padding="0.049cm" fo:border="0.06pt solid #d9d9e3"/>
    </style:style>
    <style:style style:name="P9" style:family="paragraph" style:parent-style-name="Text_20_body" style:list-style-name="L3">
      <style:paragraph-properties fo:padding="0.049cm" fo:border="0.06pt solid #d9d9e3"/>
    </style:style>
    <style:style style:name="P10" style:family="paragraph" style:parent-style-name="Text_20_body" style:list-style-name="L4">
      <style:paragraph-properties fo:padding="0.049cm" fo:border="0.06pt solid #d9d9e3"/>
    </style:style>
    <style:style style:name="P11" style:family="paragraph" style:parent-style-name="Text_20_body" style:list-style-name="L5">
      <style:paragraph-properties fo:padding="0.049cm" fo:border="0.06pt solid #d9d9e3"/>
    </style:style>
    <style:style style:name="P12" style:family="paragraph" style:parent-style-name="Text_20_body" style:list-style-name="L1">
      <style:paragraph-properties fo:margin-top="0cm" fo:margin-bottom="0cm" loext:contextual-spacing="false" fo:padding="0.049cm" fo:border="0.06pt solid #d9d9e3"/>
    </style:style>
    <style:style style:name="P13" style:family="paragraph" style:parent-style-name="Text_20_body" style:list-style-name="L2">
      <style:paragraph-properties fo:margin-top="0cm" fo:margin-bottom="0cm" loext:contextual-spacing="false" fo:padding="0.049cm" fo:border="0.06pt solid #d9d9e3"/>
    </style:style>
    <style:style style:name="P14" style:family="paragraph" style:parent-style-name="Text_20_body" style:list-style-name="L3">
      <style:paragraph-properties fo:margin-top="0cm" fo:margin-bottom="0cm" loext:contextual-spacing="false" fo:padding="0.049cm" fo:border="0.06pt solid #d9d9e3"/>
    </style:style>
    <style:style style:name="P15" style:family="paragraph" style:parent-style-name="Text_20_body" style:list-style-name="L4">
      <style:paragraph-properties fo:margin-top="0cm" fo:margin-bottom="0cm" loext:contextual-spacing="false" fo:padding="0.049cm" fo:border="0.06pt solid #d9d9e3"/>
    </style:style>
    <style:style style:name="P16" style:family="paragraph" style:parent-style-name="Text_20_body" style:list-style-name="L5">
      <style:paragraph-properties fo:margin-top="0cm" fo:margin-bottom="0cm" loext:contextual-spacing="false" fo:padding="0.049cm" fo:border="0.06pt solid #d9d9e3"/>
    </style:style>
    <style:style style:name="P17" style:family="paragraph" style:parent-style-name="Text_20_body">
      <style:paragraph-properties fo:margin-left="0cm" fo:margin-right="0cm" fo:orphans="2" fo:widows="2" fo:text-indent="0cm" style:auto-text-indent="false"/>
      <style:text-properties fo:font-variant="normal" fo:text-transform="none" fo:color="#374151" style:font-name="S hne" fo:font-size="12pt" fo:letter-spacing="normal" fo:font-style="normal" fo:font-weight="normal" officeooo:rsid="001060b0"/>
    </style:style>
    <style:style style:name="P18" style:family="paragraph" style:parent-style-name="Text_20_body">
      <style:paragraph-properties fo:margin-left="0cm" fo:margin-right="0cm" fo:orphans="2" fo:widows="2" fo:text-indent="0cm" style:auto-text-indent="false"/>
      <style:text-properties fo:font-variant="normal" fo:text-transform="none" fo:color="#374151" style:font-name="S hne" fo:font-size="12pt" fo:letter-spacing="normal" fo:font-style="normal" fo:font-weight="normal" officeooo:rsid="001060b0" officeooo:paragraph-rsid="001060b0"/>
    </style:style>
    <style:style style:name="T1" style:family="text">
      <style:text-properties loext:padding="0.049cm" loext:border="0.06pt solid #d9d9e3"/>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an:</text:p>
      <text:p text:style-name="P5">Ability/Permission: "Can" is often used to express someone's ability to do something or to ask for permission. For example:</text:p>
      <text:p text:style-name="P5">I can swim.</text:p>
      <text:p text:style-name="P5">Can I borrow your pen?</text:p>
      <text:p text:style-name="P5"/>
      <text:p text:style-name="P5">Should:</text:p>
      <text:p text:style-name="P5">Advice/Recommendation: "Should" is used to give advice or make recommendations. It indicates a desirable or appropriate action. For example:</text:p>
      <text:p text:style-name="P5">You should eat more vegetables.</text:p>
      <text:p text:style-name="P5">I think you should go to the doctor.</text:p>
      <text:p text:style-name="P5"/>
      <text:p text:style-name="P5">Shall:</text:p>
      <text:p text:style-name="P5">Obligation/Suggestion: "Shall" is less common in modern English and is often used to express a sense of obligation or to make a suggestion. It is more formal and is frequently used in legal or formal contexts. For example:</text:p>
      <text:p text:style-name="P5">We shall meet at 3 PM.</text:p>
      <text:p text:style-name="P5">Shall I open the window?</text:p>
      <text:p text:style-name="P5"/>
      <text:p text:style-name="P5">Can't:</text:p>
      <text:p text:style-name="P5">Inability/Prohibition: "Can't" is the contraction of "cannot" and is used to express inability or to indicate that something is not allowed. For example:</text:p>
      <text:p text:style-name="P5">I can't speak French.</text:p>
      <text:p text:style-name="P5">You can't park here.</text:p>
      <text:p text:style-name="P5"/>
      <text:p text:style-name="P5">He:</text:p>
      <text:p text:style-name="P5">Use "he" when referring to a male person or, in some cases, an animal with a male gender.</text:p>
      <text:p text:style-name="P5">He is my brother.</text:p>
      <text:p text:style-name="P5">The lion roared; he seemed angry.</text:p>
      <text:p text:style-name="P5"/>
      <text:p text:style-name="P5">She:</text:p>
      <text:p text:style-name="P5">Use "she" when referring to a female person or, in some cases, an animal with a female gender.</text:p>
      <text:p text:style-name="P5">She is my sister.</text:p>
      <text:p text:style-name="P5">The cat purred; she looked content.</text:p>
      <text:p text:style-name="P5"/>
      <text:p text:style-name="P5">Her:</text:p>
      <text:p text:style-name="P5">Use "her" as an object pronoun when the female is the object of the verb or preposition.</text:p>
      <text:p text:style-name="P5">I gave the book to her.</text:p>
      <text:p text:style-name="P5">He spoke to her about the project.</text:p>
      <text:p text:style-name="P5"/>
      <text:p text:style-name="P5">Him:</text:p>
      <text:p text:style-name="P5">Use "him" as an object pronoun when the male is the object of the verb or preposition.</text:p>
      <text:p text:style-name="P5">I saw him at the store.</text:p>
      <text:p text:style-name="P5">She is working with him on the assignment.</text:p>
      <text:p text:style-name="P5"/>
      <text:p text:style-name="P17"><text:span text:style-name="Strong_20_Emphasis"><text:span text:style-name="T1">"Is it" Questions:</text:span></text:span></text:p>
      <text:list xml:id="list1798400773" text:style-name="L2">
        <text:list-item>
          <text:list>
            <text:list-item>
              <text:p text:style-name="P13"><text:soft-page-break/>Use "Is it" in present tense questions when you are asking about a current state or condition.</text:p>
              <text:list>
                <text:list-item>
                  <text:p text:style-name="P13"><text:span text:style-name="Emphasis"><text:span text:style-name="T1">Is it raining outside?</text:span></text:span></text:p>
                </text:list-item>
                <text:list-item>
                  <text:p text:style-name="P13"><text:span text:style-name="Emphasis"><text:span text:style-name="T1">Is it your birthday today?</text:span></text:span></text:p>
                </text:list-item>
              </text:list>
            </text:list-item>
          </text:list>
        </text:list-item>
        <text:list-item>
          <text:p text:style-name="P8"><text:span text:style-name="Strong_20_Emphasis"><text:span text:style-name="T1">"Did" Questions:</text:span></text:span></text:p>
          <text:list>
            <text:list-item>
              <text:p text:style-name="P13">Use "Did" in past tense questions when you are asking about an action or event that occurred in the past.</text:p>
              <text:list>
                <text:list-item>
                  <text:p text:style-name="P13"><text:span text:style-name="Emphasis"><text:span text:style-name="T1">Did you finish your homework last night?</text:span></text:span></text:p>
                </text:list-item>
                <text:list-item>
                  <text:p text:style-name="P13"><text:span text:style-name="Emphasis"><text:span text:style-name="T1">Did they visit the museum yesterday?</text:span></text:span></text:p>
                </text:list-item>
              </text:list>
            </text:list-item>
          </text:list>
        </text:list-item>
        <text:list-item>
          <text:p text:style-name="P8"><text:span text:style-name="Strong_20_Emphasis"><text:span text:style-name="T1">"Can" Questions:</text:span></text:span></text:p>
          <text:list>
            <text:list-item>
              <text:p text:style-name="P13">Use "Can" to inquire about someone's ability or permission in the present or future.</text:p>
              <text:list>
                <text:list-item>
                  <text:p text:style-name="P13"><text:span text:style-name="Emphasis"><text:span text:style-name="T1">Can you swim?</text:span></text:span></text:p>
                </text:list-item>
                <text:list-item>
                  <text:p text:style-name="P13"><text:span text:style-name="Emphasis"><text:span text:style-name="T1">Can I borrow your pen?</text:span></text:span></text:p>
                </text:list-item>
                <text:list-item>
                  <text:p text:style-name="P8"><text:span text:style-name="Emphasis"><text:span text:style-name="T1">Can we go to the park tomorrow?</text:span></text:span></text:p>
                </text:list-item>
              </text:list>
            </text:list-item>
          </text:list>
        </text:list-item>
      </text:list>
      <text:p text:style-name="Text_20_body"><text:line-break/><text:line-break/>"Am I" questions are used in the first person to inquire about oneself. These questions often seek clarification or confirmation about one's identity, feelings, or status. Here are some examples:</text:p>
      <text:list xml:id="list4041891479" text:style-name="L3">
        <text:list-item>
          <text:p text:style-name="P14"><text:span text:style-name="Emphasis"><text:span text:style-name="T1">Am I late for the meeting?</text:span></text:span></text:p>
        </text:list-item>
        <text:list-item>
          <text:p text:style-name="P14"><text:span text:style-name="Emphasis"><text:span text:style-name="T1">Am I the only one who thinks this way?</text:span></text:span></text:p>
        </text:list-item>
        <text:list-item>
          <text:p text:style-name="P14"><text:span text:style-name="Emphasis"><text:span text:style-name="T1">Am I making sense?</text:span></text:span></text:p>
        </text:list-item>
        <text:list-item>
          <text:p text:style-name="P14"><text:span text:style-name="Emphasis"><text:span text:style-name="T1">Am I supposed to bring anything to the party?</text:span></text:span></text:p>
        </text:list-item>
        <text:list-item>
          <text:p text:style-name="P14"><text:span text:style-name="Emphasis"><text:span text:style-name="T1">Am I doing a good job?</text:span></text:span></text:p>
        </text:list-item>
        <text:list-item>
          <text:p text:style-name="P14"><text:span text:style-name="Emphasis"><text:span text:style-name="T1">Am I included in the group project?</text:span></text:span></text:p>
        </text:list-item>
        <text:list-item>
          <text:p text:style-name="P14"><text:span text:style-name="Emphasis"><text:span text:style-name="T1">Am I on the right track?</text:span></text:span></text:p>
        </text:list-item>
        <text:list-item>
          <text:p text:style-name="P14"><text:span text:style-name="Emphasis"><text:span text:style-name="T1">Am I allowed to enter this room?</text:span></text:span></text:p>
        </text:list-item>
        <text:list-item>
          <text:p text:style-name="P14"><text:span text:style-name="Emphasis"><text:span text:style-name="T1">Am I the one you were talking about?</text:span></text:span></text:p>
        </text:list-item>
        <text:list-item>
          <text:p text:style-name="P9"><text:span text:style-name="Emphasis"><text:span text:style-name="T1">Am I being too loud?</text:span></text:span></text:p>
        </text:list-item>
      </text:list>
      <text:p text:style-name="P6">"Are you" questions are used in the second person to inquire about someone else's identity, actions, preferences, or other characteristics. These questions are commonly used in everyday conversations to seek information or clarification from another person. Here are some examples:</text:p>
      <text:list xml:id="list541027909" text:style-name="L4">
        <text:list-item>
          <text:p text:style-name="P15"><text:span text:style-name="Emphasis"><text:span text:style-name="T1">Are you coming to the party tonight?</text:span></text:span></text:p>
        </text:list-item>
        <text:list-item>
          <text:p text:style-name="P15"><text:span text:style-name="Emphasis"><text:span text:style-name="T1">Are you feeling okay?</text:span></text:span></text:p>
        </text:list-item>
        <text:list-item>
          <text:p text:style-name="P15"><text:span text:style-name="Emphasis"><text:span text:style-name="T1">Are you busy right now?</text:span></text:span></text:p>
        </text:list-item>
        <text:list-item>
          <text:p text:style-name="P15"><text:span text:style-name="Emphasis"><text:span text:style-name="T1">Are you the new employee in the office?</text:span></text:span></text:p>
        </text:list-item>
        <text:list-item>
          <text:p text:style-name="P15"><text:span text:style-name="Emphasis"><text:span text:style-name="T1">Are you interested in joining the club?</text:span></text:span></text:p>
        </text:list-item>
        <text:list-item>
          <text:p text:style-name="P15"><text:soft-page-break/><text:span text:style-name="Emphasis"><text:span text:style-name="T1">Are you ready to order your meal?</text:span></text:span></text:p>
        </text:list-item>
        <text:list-item>
          <text:p text:style-name="P15"><text:span text:style-name="Emphasis"><text:span text:style-name="T1">Are you coming to the game on Saturday?</text:span></text:span></text:p>
        </text:list-item>
        <text:list-item>
          <text:p text:style-name="P15"><text:span text:style-name="Emphasis"><text:span text:style-name="T1">Are you going to the conference next week?</text:span></text:span></text:p>
        </text:list-item>
        <text:list-item>
          <text:p text:style-name="P15"><text:span text:style-name="Emphasis"><text:span text:style-name="T1">Are you aware of the new policy?</text:span></text:span></text:p>
        </text:list-item>
        <text:list-item>
          <text:p text:style-name="P10"><text:span text:style-name="Emphasis"><text:span text:style-name="T1">Are you going to visit your family this weekend?</text:span></text:span></text:p>
        </text:list-item>
      </text:list>
      <text:p text:style-name="Text_20_body"><text:line-break/><text:span text:style-name="Strong_20_Emphasis"><text:span text:style-name="T1">"Do" (used with plural subjects and the pronouns I, you, we, they):</text:span></text:span></text:p>
      <text:list xml:id="list1136944574" text:style-name="L5">
        <text:list-item>
          <text:list>
            <text:list-item>
              <text:p text:style-name="P16">Present Simple Tense:</text:p>
              <text:list>
                <text:list-item>
                  <text:p text:style-name="P16"><text:span text:style-name="Emphasis"><text:span text:style-name="T1">I do my homework every day.</text:span></text:span></text:p>
                </text:list-item>
                <text:list-item>
                  <text:p text:style-name="P16"><text:span text:style-name="Emphasis"><text:span text:style-name="T1">They do a great job.</text:span></text:span></text:p>
                </text:list-item>
              </text:list>
            </text:list-item>
            <text:list-item>
              <text:p text:style-name="P16">Questions with plural subjects or the pronouns I, you, we, they:</text:p>
              <text:list>
                <text:list-item>
                  <text:p text:style-name="P16"><text:span text:style-name="Emphasis"><text:span text:style-name="T1">Do you like pizza?</text:span></text:span></text:p>
                </text:list-item>
                <text:list-item>
                  <text:p text:style-name="P16"><text:span text:style-name="Emphasis"><text:span text:style-name="T1">Do they live nearby?</text:span></text:span></text:p>
                </text:list-item>
              </text:list>
            </text:list-item>
          </text:list>
        </text:list-item>
        <text:list-item>
          <text:p text:style-name="P11"><text:span text:style-name="Strong_20_Emphasis"><text:span text:style-name="T1">"Does" (used with singular subjects and the pronouns he, she, it):</text:span></text:span></text:p>
          <text:list>
            <text:list-item>
              <text:p text:style-name="P16">Present Simple Tense:</text:p>
              <text:list>
                <text:list-item>
                  <text:p text:style-name="P16"><text:span text:style-name="Emphasis"><text:span text:style-name="T1">He does his work diligently.</text:span></text:span></text:p>
                </text:list-item>
                <text:list-item>
                  <text:p text:style-name="P16"><text:span text:style-name="Emphasis"><text:span text:style-name="T1">She does a fantastic job.</text:span></text:span></text:p>
                </text:list-item>
                <text:list-item>
                  <text:p text:style-name="P16"><text:span text:style-name="Emphasis"><text:span text:style-name="T1">It does rain a lot in that region.</text:span></text:span></text:p>
                </text:list-item>
              </text:list>
            </text:list-item>
            <text:list-item>
              <text:p text:style-name="P16">Questions with singular subjects or the pronouns he, she, it:</text:p>
              <text:list>
                <text:list-item>
                  <text:p text:style-name="P16"><text:span text:style-name="Emphasis"><text:span text:style-name="T1">Does he play the piano?</text:span></text:span></text:p>
                </text:list-item>
                <text:list-item>
                  <text:p text:style-name="P16"><text:span text:style-name="Emphasis"><text:span text:style-name="T1">Does she live in the city?</text:span></text:span></text:p>
                </text:list-item>
                <text:list-item>
                  <text:p text:style-name="P11"><text:span text:style-name="Emphasis"><text:span text:style-name="T1">Does it taste good?</text:span></text:span></text:p>
                </text:list-item>
              </text:list>
            </text:list-item>
          </text:list>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05T09:47:36.804078866</meta:creation-date>
    <dc:date>2024-01-05T10:39:35.445249948</dc:date>
    <meta:editing-duration>PT51M56S</meta:editing-duration>
    <meta:editing-cycles>6</meta:editing-cycles>
    <meta:generator>LibreOffice/6.4.7.2$Linux_X86_64 LibreOffice_project/40$Build-2</meta:generator>
    <meta:document-statistic meta:table-count="0" meta:image-count="0" meta:object-count="0" meta:page-count="3" meta:paragraph-count="83" meta:word-count="715" meta:character-count="3706" meta:non-whitespace-character-count="3118"/>
  </office:meta>
</office:document-meta>
</file>